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42a97" officeooo:paragraph-rsid="00142a97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42a97" officeooo:paragraph-rsid="00142a97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officeooo:rsid="00142a97" officeooo:paragraph-rsid="005ed389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officeooo:rsid="00142a97" officeooo:paragraph-rsid="005ed389"/>
    </style:style>
    <style:style style:name="T1" style:family="text">
      <style:text-properties fo:font-weight="bold" officeooo:rsid="004acd01" style:font-weight-asian="bold" style:font-weight-complex="bold"/>
    </style:style>
    <style:style style:name="T2" style:family="text">
      <style:text-properties fo:font-weight="normal" officeooo:rsid="004acd01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acd01"/>
    </style:style>
    <style:style style:name="T5" style:family="text">
      <style:text-properties officeooo:rsid="004bd668"/>
    </style:style>
    <style:style style:name="T6" style:family="text">
      <style:text-properties officeooo:rsid="005879cd"/>
    </style:style>
    <style:style style:name="T7" style:family="text">
      <style:text-properties officeooo:rsid="004bd668" style:font-size-asian="14pt" style:font-size-complex="14pt"/>
    </style:style>
    <style:style style:name="T8" style:family="text">
      <style:text-properties officeooo:rsid="004fe8f0" style:font-size-asian="14pt" style:font-size-complex="14pt"/>
    </style:style>
    <style:style style:name="T9" style:family="text">
      <style:text-properties officeooo:rsid="0051d5e0" style:font-size-asian="14pt" style:font-size-complex="14pt"/>
    </style:style>
    <style:style style:name="T10" style:family="text">
      <style:text-properties officeooo:rsid="00547cad" style:font-size-asian="14pt" style:font-size-complex="14pt"/>
    </style:style>
    <style:style style:name="T11" style:family="text">
      <style:text-properties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style:text-underline-style="none" fo:font-weight="normal" officeooo:rsid="004bd668" style:font-size-asian="14pt" style:font-weight-asian="normal" style:font-size-complex="14pt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aft of Public Notice to be published</text:p>
      <text:p text:style-name="P2"/>
      <text:p text:style-name="P3"><text:span text:style-name="T1">NOTICE </text:span><text:span text:style-name="T2">is hereby given that under mentioned share certificates of </text:span><text:span text:style-name="T3"><text:s/></text:span><text:span text:style-name="T3"><text:user-defined style:data-style-name="N0" text:name="Company">Packages Limited</text:user-defined></text:span><text:s/><text:span text:style-name="T4">have been lost by the legal heir of the deceased shareholder </text:span><text:span text:style-name="T3">Late Muhammad Ayub Khan</text:span> (Folio # <text:span text:style-name="T3"><text:user-defined style:data-style-name="N0" text:name="Folio">4294</text:user-defined></text:span>) <text:span text:style-name="T4">holding CNIC No. </text:span><text:span text:style-name="T4"><text:user-defined style:data-style-name="N0" text:name="DeceasedCNIC">35200-1521538-7</text:user-defined></text:span><text:span text:style-name="T4"><text:s/></text:span><text:span text:style-name="T5">bearing Certificates numbers </text:span><text:span text:style-name="T5"><text:user-defined style:data-style-name="N0" text:name="LostCertNos">49694, 19840505, 19850507, 19860511, 19870516, 19911030, 19931028</text:user-defined></text:span><text:span text:style-name="T5"><text:s/>and distinctive numbers from-to </text:span><text:span text:style-name="T5"><text:user-defined style:data-style-name="N0" text:name="LostDistNrsFrom-To">2647182  -  2647281, 10965703  - 10965712, 12049962  - 12049972, 13053830  -  13053839, 14116986  -  14116995, 22228896  -  22228932, 25758367  -  25758378</text:user-defined></text:span><text:span text:style-name="T5"><text:s/>for </text:span><text:span text:style-name="T5"><text:user-defined style:data-style-name="N0" text:name="NrShares">190</text:user-defined></text:span><text:span text:style-name="T5"><text:s/></text:span><text:span text:style-name="T6">shares.</text:span><text:span text:style-name="T5">. </text:span></text:p>
      <text:p text:style-name="P3"/>
      <text:p text:style-name="P4"><text:span text:style-name="T7">Any person who has found them or knows about their presence or has any claim on above shares should notify in writing about his/the</text:span><text:span text:style-name="T8">i</text:span><text:span text:style-name="T7">r cla</text:span><text:span text:style-name="T9">i</text:span><text:span text:style-name="T7">m to FAMCO SHARE REGISTRATION SERVICES (PVT) LTD, 8-F, Near Hotel Faran, Nursery, Block-6, P.E.C.H.S., Shahra-e-Faisal, Karachi </text:span><text:span text:style-name="T10">within </text:span><text:span text:style-name="T7">07</text:span><text:span text:style-name="T11"> days </text:span><text:span text:style-name="T12">of this notice, otherwise duplicate certificates will be issue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/>
    <style:font-face style:name="Liberation Sans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true" style:font-name-asian="NSimSun" style:font-size-asian="10.5pt" style:language-asian="zh" style:country-asian="CN" style:font-name-complex="Tahoma1" style:font-size-complex="12pt" style:language-complex="ur" style:country-complex="PK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0pt" fo:language="en" fo:country="US" style:letter-kerning="true" style:font-name-asian="NSimSun" style:font-size-asian="10.5pt" style:language-asian="zh" style:country-asian="CN" style:font-name-complex="Tahoma1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font-size="12pt" style:font-size-asian="12pt" style:font-name-complex="Tahoma" style:font-family-complex="Tahoma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ellBorder" style:family="paragraph" style:parent-style-name="Standard">
      <style:paragraph-properties fo:text-align="center" style:justify-single-word="false" fo:padding="0in" fo:border="1.5pt solid #000000" style:shadow="none"/>
      <style:text-properties style:font-name="Times New Roman" fo:font-family="'Times New Roman'" style:font-family-generic="roman" style:font-size-complex="12pt" style:font-style-complex="normal" style:font-weight-complex="normal"/>
    </style:style>
    <style:style style:name="Tabl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26T21:07:44.714000000</meta:creation-date>
    <dc:date>2025-06-22T18:14:50.627895400</dc:date>
    <meta:editing-duration>PT2H20M59S</meta:editing-duration>
    <meta:editing-cycles>65</meta:editing-cycles>
    <meta:generator>LibreOffice/25.2.2.2$Windows_X86_64 LibreOffice_project/7370d4be9e3cf6031a51beef54ff3bda878e3fac</meta:generator>
    <dc:creator>MIK</dc:creator>
    <meta:document-statistic meta:table-count="0" meta:image-count="0" meta:object-count="0" meta:page-count="1" meta:paragraph-count="3" meta:word-count="132" meta:character-count="900" meta:non-whitespace-character-count="757"/>
    <meta:user-defined meta:name="Company">Packages Limited</meta:user-defined>
    <meta:user-defined meta:name="DeceasedCNIC">35200-1521538-7</meta:user-defined>
    <meta:user-defined meta:name="Folio">4294</meta:user-defined>
    <meta:user-defined meta:name="LostCertNos">49694, 19840505, 19850507, 19860511, 19870516, 19911030, 19931028</meta:user-defined>
    <meta:user-defined meta:name="LostDistNrsFrom-To" meta:value-type="string">2647182  -  2647281, 10965703  - 10965712, 12049962  - 12049972, 13053830  -  13053839, 14116986  -  14116995, 22228896  -  22228932, 25758367  -  25758378</meta:user-defined>
    <meta:user-defined meta:name="LostNrs" meta:value-type="string">100, 10, 11, 10, 10, 37, 12</meta:user-defined>
    <meta:user-defined meta:name="NrShares" meta:value-type="string">190</meta:user-defined>
  </office:meta>
</office:document-meta>
</file>